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12cm" style:contextual-spacing="false" style:line-height-at-least="0.741cm" fo:text-indent="0cm" style:auto-text-indent="false"/>
      <style:text-properties style:font-name="Google Sans Flex" fo:font-size="15pt" fo:letter-spacing="normal" fo:font-weight="bold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1f1f1f" loext:opacity="100%" style:font-name="Google Sans Flex" fo:font-size="12pt" fo:letter-spacing="normal" fo:font-style="normal" fo:font-weight="bold" officeooo:paragraph-rsid="001a796b" loext:padding="0cm" loext:border="none"/>
    </style:style>
    <style:style style:name="P4" style:family="paragraph" style:parent-style-name="Text_20_body" style:list-style-name="L2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fo:font-variant="normal" fo:text-transform="none" fo:color="#1f1f1f" loext:opacity="100%" style:font-name="Google Sans Flex" fo:font-size="12pt" fo:letter-spacing="normal" fo:font-style="normal" fo:font-weight="normal" officeooo:paragraph-rsid="001a796b" loext:padding="0cm" loext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75%" fo:text-indent="0cm" style:auto-text-indent="false" fo:padding="0cm" fo:border="none"/>
      <style:text-properties fo:font-variant="normal" fo:text-transform="none" fo:color="#1f1f1f" loext:opacity="100%" style:font-name="Google Sans Flex" fo:font-size="12pt" fo:letter-spacing="normal" fo:font-style="normal" fo:font-weight="normal" officeooo:paragraph-rsid="001a796b" loext:padding="0cm" loext:border="non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fo:font-variant="normal" fo:text-transform="none" fo:color="#1f1f1f" loext:opacity="100%" style:font-name="Google Sans Flex" fo:font-size="12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fo:font-variant="normal" fo:text-transform="none" fo:color="#1f1f1f" loext:opacity="100%" style:font-name="Google Sans Flex" fo:font-size="12pt" fo:letter-spacing="normal" fo:font-style="normal" fo:font-weight="normal" officeooo:paragraph-rsid="001a796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75%" fo:text-indent="0cm" style:auto-text-indent="false"/>
      <style:text-properties fo:font-variant="normal" fo:text-transform="none" fo:color="#1f1f1f" loext:opacity="100%" style:font-name="Google Sans Flex" fo:font-size="12pt" fo:letter-spacing="normal" fo:font-style="normal" fo:font-weight="normal" officeooo:paragraph-rsid="001a796b" loext:padding="0cm" loext:border="none"/>
    </style:style>
    <style:style style:name="P9" style:family="paragraph" style:parent-style-name="Text_20_body">
      <style:paragraph-properties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officeooo:rsid="001a796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model-response-message-contentr_e04a2157bde4f59a">
        <text:h text:style-name="P2" text:outline-level="2">Project Report: Professional Online Platforms</text:h>
        <text:p text:style-name="P7">For this project, I have established a presence on three essential platforms: <text:span text:style-name="T1">LinkedIn</text:span>, <text:span text:style-name="T1">GitHub</text:span>, and <text:span text:style-name="T1">Kaggle</text:span>. These services were selected because they are the standard tools for professional networking, software development, and data science in the modern industry.</text:p>
        <text:p text:style-name="P8"><text:span text:style-name="T1">Platform Functions</text:span></text:p>
        <text:list text:style-name="L2">
          <text:list-item>
            <text:p text:style-name="P5"><text:span text:style-name="T1">LinkedIn:</text:span> This platform serves as a professional networking site. It is used to connect with industry experts, share project updates, and maintain a formal digital resume.</text:p>
          </text:list-item>
          <text:list-item>
            <text:p text:style-name="P4"><text:span text:style-name="T1">GitHub:</text:span> This is a hosting service for software projects. It is used for version control, allowing me to store my code safely and collaborate with other developers on open-source projects.</text:p>
          </text:list-item>
          <text:list-item>
            <text:p text:style-name="P4"><text:span text:style-name="T1">Kaggle:</text:span> This platform is dedicated to data science and machine learning. It is used to practice data analysis through competitions and to access diverse datasets for learning.</text:p>
          </text:list-item>
        </text:list>
        <text:h text:style-name="P3" text:outline-level="3">Four-Year Plan</text:h>
        <text:p text:style-name="P6">Over the next four years of my B.Tech journey, I plan to use these platforms to build a strong professional identity. I will use <text:span text:style-name="T1">GitHub</text:span> to document my coding progress and host all my major academic projects. On <text:span text:style-name="T1">Kaggle</text:span>, I aim to earn badges and improve my ranking by solving complex data problems. Finally, I will use <text:span text:style-name="T1">LinkedIn</text:span> to bridge the gap between my technical work and the professional world, ensuring that my skills are visible to recruiters and mentors as I prepare for my career and future startup goals.</text:p>
      </text:section>
      <text:p text:style-name="P9"><draw:frame draw:style-name="fr1" draw:name="Frame1" text:anchor-type="char" svg:x="0cm" svg:width="0.041cm" draw:z-index="0"><draw:text-box fo:min-height="0.041cm"><text:h text:style-name="P1" text:outline-level="2">Gemini said</text:h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20:06:31.445617192</meta:creation-date>
    <dc:date>2026-03-28T22:57:29.185429234</dc:date>
    <meta:editing-duration>PT2H40M29S</meta:editing-duration>
    <meta:editing-cycles>1</meta:editing-cycles>
    <meta:document-statistic meta:table-count="0" meta:image-count="0" meta:object-count="0" meta:page-count="2" meta:paragraph-count="9" meta:word-count="225" meta:character-count="1400" meta:non-whitespace-character-count="1187"/>
    <meta:generator>LibreOffice/24.2.7.2$Linux_X86_64 LibreOffice_project/420$Build-2</meta:generator>
  </office:meta>
</office:document-meta>
</file>